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49cm" fo:border-left="0.3pt solid #000000" fo:border-right="0.3pt solid #000000" fo:border-top="0.3pt solid #000000" fo:border-bottom="none"/>
    </style:style>
    <style:style style:name="Tableau1.A2" style:family="table-cell">
      <style:table-cell-properties fo:padding="0.049cm" fo:border-left="0.3pt solid #000000" fo:border-right="none" fo:border-top="none" fo:border-bottom="0.05pt solid #000000"/>
    </style:style>
    <style:style style:name="Tableau1.B2" style:family="table-cell">
      <style:table-cell-properties fo:padding="0.049cm" fo:border-left="none" fo:border-right="0.3pt solid #000000" fo:border-top="none" fo:border-bottom="0.05pt solid #000000"/>
    </style:style>
    <style:style style:name="Tableau1.A3" style:family="table-cell">
      <style:table-cell-properties fo:padding="0.049cm" fo:border-left="0.3pt solid #000000" fo:border-right="0.3pt solid #000000" fo:border-top="none" fo:border-bottom="0.3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49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49cm" fo:border="0.05pt solid #000000"/>
    </style:style>
    <style:style style:name="Tableau3.A2" style:family="table-cell">
      <style:table-cell-properties fo:padding="0.049cm" fo:border-left="0.05pt solid #000000" fo:border-right="none" fo:border-top="none" fo:border-bottom="0.05pt solid #000000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136cm" table:align="margins"/>
    </style:style>
    <style:style style:name="Tableau6.A" style:family="table-column">
      <style:table-column-properties style:column-width="3.533cm" style:rel-column-width="16377*"/>
    </style:style>
    <style:style style:name="Tableau6.B" style:family="table-column">
      <style:table-column-properties style:column-width="3.082cm" style:rel-column-width="14283*"/>
    </style:style>
    <style:style style:name="Tableau6.C" style:family="table-column">
      <style:table-column-properties style:column-width="4.427cm" style:rel-column-width="20524*"/>
    </style:style>
    <style:style style:name="Tableau6.D" style:family="table-column">
      <style:table-column-properties style:column-width="3.096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36cm" table:align="margins"/>
    </style:style>
    <style:style style:name="Tableau5.A" style:family="table-column">
      <style:table-column-properties style:column-width="3.508cm" style:rel-column-width="16269*"/>
    </style:style>
    <style:style style:name="Tableau5.B" style:family="table-column">
      <style:table-column-properties style:column-width="1.944cm" style:rel-column-width="9010*"/>
    </style:style>
    <style:style style:name="Tableau5.C" style:family="table-column">
      <style:table-column-properties style:column-width="3.029cm" style:rel-column-width="14041*"/>
    </style:style>
    <style:style style:name="Tableau5.D" style:family="table-column">
      <style:table-column-properties style:column-width="1.884cm" style:rel-column-width="8735*"/>
    </style:style>
    <style:style style:name="Tableau5.E" style:family="table-column">
      <style:table-column-properties style:column-width="3.771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36cm" table:align="margins"/>
    </style:style>
    <style:style style:name="Tableau7.A" style:family="table-column">
      <style:table-column-properties style:column-width="3.808cm" style:rel-column-width="17659*"/>
    </style:style>
    <style:style style:name="Tableau7.B" style:family="table-column">
      <style:table-column-properties style:column-width="3.889cm" style:rel-column-width="18030*"/>
    </style:style>
    <style:style style:name="Tableau7.C" style:family="table-column">
      <style:table-column-properties style:column-width="6.438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36cm" table:align="margins"/>
    </style:style>
    <style:style style:name="Tableau8.A" style:family="table-column">
      <style:table-column-properties style:column-width="9.11cm" style:rel-column-width="42235*"/>
    </style:style>
    <style:style style:name="Tableau8.B" style:family="table-column">
      <style:table-column-properties style:column-width="2.051cm" style:rel-column-width="9509*"/>
    </style:style>
    <style:style style:name="Tableau8.C" style:family="table-column">
      <style:table-column-properties style:column-width="2.974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36cm" table:align="margins"/>
    </style:style>
    <style:style style:name="Tableau9.A" style:family="table-column">
      <style:table-column-properties style:column-width="4.528cm" style:rel-column-width="20994*"/>
    </style:style>
    <style:style style:name="Tableau9.B" style:family="table-column">
      <style:table-column-properties style:column-width="5.274cm" style:rel-column-width="24452*"/>
    </style:style>
    <style:style style:name="Tableau9.C" style:family="table-column">
      <style:table-column-properties style:column-width="4.33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36cm" table:align="margins"/>
    </style:style>
    <style:style style:name="Tableau4.A" style:family="table-column">
      <style:table-column-properties style:column-width="3.348cm" style:rel-column-width="15518*"/>
    </style:style>
    <style:style style:name="Tableau4.B" style:family="table-column">
      <style:table-column-properties style:column-width="3.32cm" style:rel-column-width="15393*"/>
    </style:style>
    <style:style style:name="Tableau4.C" style:family="table-column">
      <style:table-column-properties style:column-width="3.455cm" style:rel-column-width="16018*"/>
    </style:style>
    <style:style style:name="Tableau4.D" style:family="table-column">
      <style:table-column-properties style:column-width="4.013cm" style:rel-column-width="18606*"/>
    </style:style>
    <style:style style:name="Tableau4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text-properties style:font-name="Times New Roman" fo:font-size="9pt" fo:font-weight="bold" style:font-size-asian="9pt" style:font-weight-asian="bold" style:font-size-complex="9pt" style:font-weight-complex="bold"/>
    </style:style>
    <style:style style:name="P4" style:family="paragraph" style:parent-style-name="UrbanBody_20_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_20_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UrbanBody_20_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_20_">
      <style:text-properties fo:font-size="9pt" style:font-size-asian="9pt" style:font-size-complex="9pt"/>
    </style:style>
    <style:style style:name="P8" style:family="paragraph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UrbanBody_20_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UrbanBody_20_">
      <style:paragraph-properties fo:text-align="start" style:justify-single-word="false"/>
      <style:text-properties style:font-name="Times New Roman1" fo:font-size="9pt" style:font-size-asian="9pt" style:font-size-complex="9pt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UrbanTitle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UrbanTitle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9pt" style:font-size-asian="9pt" style:font-size-complex="9pt"/>
    </style:style>
    <style:style style:name="P15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c7f5c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5" form:id="control6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7" form:id="control6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7" form:id="control10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08" form:id="control10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 text:c="10"/><draw:control text:anchor-type="as-char" draw:z-index="2" draw:style-name="gr1" draw:text-style-name="P17" svg:width="0.447cm" svg:height="0.399cm" draw:control="control3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table:style-name="Tableau1.A2" office:value-type="string">
            <text:p text:style-name="P3"><text:s text:c="10"/><draw:control text:anchor-type="as-char" draw:z-index="0" draw:style-name="gr1" draw:text-style-name="P17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3"><draw:control text:anchor-type="as-char" draw:z-index="1" draw:style-name="gr1" draw:text-style-name="P17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3"><text:s text:c="37"/>N,B, : un « primo dossier » avait déjà été envoyé : <draw:control text:anchor-type="as-char" draw:z-index="4" draw:style-name="gr1" draw:text-style-name="P17" svg:width="0.447cm" svg:height="0.399cm" draw:control="control5"/><text:span text:style-name="T5">oui <text:s text:c="3"/></text:span><draw:control text:anchor-type="as-char" draw:z-index="5" draw:style-name="gr1" draw:text-style-name="P17" svg:width="0.447cm" svg:height="0.399cm" draw:control="control6"/><text:span text:style-name="T5"><text:s/>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/><office:annotation><dc:creator>Ngaha </dc:creator><dc:date>2015-06-08T13:37:51</dc:date><text:p text:style-name="P16"><text:span text:style-name="T22">do text if not self.getValueForTemplate('folderCategory').startswith('DUP')</text:span></text:p></office:annotation><draw:control text:anchor-type="as-char" draw:z-index="6" draw:style-name="gr1" draw:text-style-name="P17" svg:width="0.447cm" svg:height="0.399cm" draw:control="control7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6"><text:span text:style-name="T23">do text if self.getValueForTemplate('folderCategory').startswith('DUP')</text:span></text:p></office:annotation></text:span><text:span text:style-name="T18"><draw:control text:anchor-type="as-char" draw:z-index="21" draw:style-name="gr1" draw:text-style-name="P17" svg:width="0.447cm" svg:height="0.399cm" draw:control="control22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6"><text:span text:style-name="T23">do text if not self.getValueForTemplate('folderCategory').startswith('CU1')</text:span></text:p></office:annotation><draw:control text:anchor-type="as-char" draw:z-index="7" draw:style-name="gr1" draw:text-style-name="P17" svg:width="0.447cm" svg:height="0.399cm" draw:control="control8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6"><text:span text:style-name="T23">do text if self.getValueForTemplate('folderCategory').startswith('CU1')</text:span></text:p></office:annotation></text:span><text:span text:style-name="T18"><draw:control text:anchor-type="as-char" draw:z-index="24" draw:style-name="gr1" draw:text-style-name="P17" svg:width="0.447cm" svg:height="0.399cm" draw:control="control25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6"><text:span text:style-name="T23">do text if not self.getValueForTemplate('folderCategory').startswith('CU2')</text:span></text:p></office:annotation><draw:control text:anchor-type="as-char" draw:z-index="8" draw:style-name="gr1" draw:text-style-name="P17" svg:width="0.447cm" svg:height="0.399cm" draw:control="control9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6"><text:span text:style-name="T23">do text if self.getValueForTemplate('folderCategory').startswith('CU2')</text:span></text:p></office:annotation></text:span><text:span text:style-name="T18"><draw:control text:anchor-type="as-char" draw:z-index="25" draw:style-name="gr1" draw:text-style-name="P17" svg:width="0.447cm" svg:height="0.399cm" draw:control="control26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6"><text:span text:style-name="T23">do text if not self.getValueForTemplate('folderCategory').startswith('PU')</text:span></text:p></office:annotation><draw:control text:anchor-type="as-char" draw:z-index="9" draw:style-name="gr1" draw:text-style-name="P17" svg:width="0.447cm" svg:height="0.399cm" draw:control="control10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6"><text:span text:style-name="T23">do text if self.getValueForTemplate('folderCategory').startswith('PU')</text:span></text:p></office:annotation></text:span><text:span text:style-name="T18"><draw:control text:anchor-type="as-char" draw:z-index="26" draw:style-name="gr1" draw:text-style-name="P17" svg:width="0.447cm" svg:height="0.399cm" draw:control="control27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6"><text:span text:style-name="T23">do text if not self.getValueForTemplate('folderCategory').startswith('DIV')</text:span></text:p></office:annotation><draw:control text:anchor-type="as-char" draw:z-index="10" draw:style-name="gr1" draw:text-style-name="P17" svg:width="0.447cm" svg:height="0.399cm" draw:control="control11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6"><text:span text:style-name="T23">do text if self.getValueForTemplate('folderCategory').startswith('DIV')</text:span></text:p></office:annotation></text:span><text:span text:style-name="T18"><draw:control text:anchor-type="as-char" draw:z-index="27" draw:style-name="gr1" draw:text-style-name="P17" svg:width="0.447cm" svg:height="0.399cm" draw:control="control28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6"><text:span text:style-name="T23">do text if not self.getValueForTemplate('folderCategory').startswith('UCP')</text:span></text:p></office:annotation><draw:control text:anchor-type="as-char" draw:z-index="11" draw:style-name="gr1" draw:text-style-name="P17" svg:width="0.447cm" svg:height="0.399cm" draw:control="control12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6"><text:span text:style-name="T23">do text if self.getValueForTemplate('folderCategory').startswith('UCP')</text:span></text:p></office:annotation></text:span><text:span text:style-name="T18"><draw:control text:anchor-type="as-char" draw:z-index="28" draw:style-name="gr1" draw:text-style-name="P17" svg:width="0.447cm" svg:height="0.399cm" draw:control="control29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6"><text:span text:style-name="T23">do text if not self.getValueForTemplate('folderCategory').startswith('LCP')</text:span></text:p></office:annotation><draw:control text:anchor-type="as-char" draw:z-index="12" draw:style-name="gr1" draw:text-style-name="P17" svg:width="0.447cm" svg:height="0.399cm" draw:control="control13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6"><text:span text:style-name="T23">do text if self.getValueForTemplate('folderCategory').startswith('LCP')</text:span></text:p></office:annotation></text:span><text:span text:style-name="T18"><draw:control text:anchor-type="as-char" draw:z-index="29" draw:style-name="gr1" draw:text-style-name="P17" svg:width="0.447cm" svg:height="0.399cm" draw:control="control30"/></text:span><text:span text:style-name="T13">LCP </text:span><text:span text:style-name="T14">: </text:span><text:span text:style-name="T18">permis d'urbanisation caractère public</text:span></text:p>
          </table:table-cell>
          <table:table-cell table:style-name="Tableau2.B1" office:value-type="string">
            <text:p text:style-name="P2"><text:span text:style-name="T18"><office:annotation><dc:creator>Ngaha </dc:creator><dc:date>2015-06-08T13:56:55</dc:date><text:p text:style-name="P16"><text:span text:style-name="T23">do text if not self.getValueForTemplate('folderCategory').startswith('UAP')</text:span></text:p></office:annotation></text:span><text:span text:style-name="T18"><draw:control text:anchor-type="as-char" draw:z-index="22" draw:style-name="gr1" draw:text-style-name="P17" svg:width="0.447cm" svg:height="0.399cm" draw:control="control23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6"><text:span text:style-name="T23">do text if self.getValueForTemplate('folderCategory').startswith('UAP')</text:span></text:p></office:annotation></text:span><text:span text:style-name="T18"><draw:control text:anchor-type="as-char" draw:z-index="23" draw:style-name="gr1" draw:text-style-name="P17" svg:width="0.447cm" svg:height="0.399cm" draw:control="control24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6"><text:span text:style-name="T23">do text if not self.getValueForTemplate('folderCategory').startswith('UDC')</text:span></text:p></office:annotation><draw:control text:anchor-type="as-char" draw:z-index="13" draw:style-name="gr1" draw:text-style-name="P17" svg:width="0.447cm" svg:height="0.399cm" draw:control="control14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6"><text:span text:style-name="T23">do text if self.getValueForTemplate('folderCategory').startswith('UDC')</text:span></text:p></office:annotation></text:span><text:span text:style-name="T18"><draw:control text:anchor-type="as-char" draw:z-index="30" draw:style-name="gr1" draw:text-style-name="P17" svg:width="0.447cm" svg:height="0.399cm" draw:control="control31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6"><text:span text:style-name="T23">do text if not self.getValueForTemplate('folderCategory').startswith('UDC/D')</text:span></text:p></office:annotation><draw:control text:anchor-type="as-char" draw:z-index="14" draw:style-name="gr1" draw:text-style-name="P17" svg:width="0.447cm" svg:height="0.399cm" draw:control="control15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6"><text:span text:style-name="T23">do text if self.getValueForTemplate('folderCategory').startswith('UDC/D')</text:span></text:p></office:annotation></text:span><text:span text:style-name="T19"><draw:control text:anchor-type="as-char" draw:z-index="31" draw:style-name="gr1" draw:text-style-name="P17" svg:width="0.447cm" svg:height="0.399cm" draw:control="control32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6"><text:span text:style-name="T23">do text if not self.getValueForTemplate('folderCategory').startswith('LAP')</text:span></text:p></office:annotation><draw:control text:anchor-type="as-char" draw:z-index="15" draw:style-name="gr1" draw:text-style-name="P17" svg:width="0.447cm" svg:height="0.399cm" draw:control="control16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6"><text:span text:style-name="T23">do text if self.getValueForTemplate('folderCategory').startswith('LAP')</text:span></text:p></office:annotation></text:span><text:span text:style-name="T18"><draw:control text:anchor-type="as-char" draw:z-index="32" draw:style-name="gr1" draw:text-style-name="P17" svg:width="0.447cm" svg:height="0.399cm" draw:control="control33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6"><text:span text:style-name="T23">do text if not self.getValueForTemplate('folderCategory').startswith('LAP/M')</text:span></text:p></office:annotation><draw:control text:anchor-type="as-char" draw:z-index="16" draw:style-name="gr1" draw:text-style-name="P17" svg:width="0.447cm" svg:height="0.399cm" draw:control="control17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6"><text:span text:style-name="T23">do text if self.getValueForTemplate('folderCategory').startswith('LAP/M')</text:span></text:p></office:annotation></text:span><text:span text:style-name="T18"><draw:control text:anchor-type="as-char" draw:z-index="33" draw:style-name="gr1" draw:text-style-name="P17" svg:width="0.447cm" svg:height="0.399cm" draw:control="control34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6"><text:span text:style-name="T23">do text if not self.getValueForTemplate('folderCategory').startswith('LLDC')</text:span></text:p></office:annotation><draw:control text:anchor-type="as-char" draw:z-index="17" draw:style-name="gr1" draw:text-style-name="P17" svg:width="0.447cm" svg:height="0.399cm" draw:control="control18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3">do text if self.getValueForTemplate('folderCategory').startswith('LLDC')</text:span></text:p></office:annotation></text:span><text:span text:style-name="T18"><draw:control text:anchor-type="as-char" draw:z-index="34" draw:style-name="gr1" draw:text-style-name="P17" svg:width="0.447cm" svg:height="0.399cm" draw:control="control35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6"><text:span text:style-name="T23">do text if not self.getValueForTemplate('folderCategory').startswith('LLDC/M')</text:span></text:p></office:annotation><draw:control text:anchor-type="as-char" draw:z-index="18" draw:style-name="gr1" draw:text-style-name="P17" svg:width="0.447cm" svg:height="0.399cm" draw:control="control19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6"><text:span text:style-name="T23">do text if self.getValueForTemplate('folderCategory').startswith('LLDC/M')</text:span></text:p></office:annotation></text:span><text:span text:style-name="T18"><draw:control text:anchor-type="as-char" draw:z-index="35" draw:style-name="gr1" draw:text-style-name="P17" svg:width="0.447cm" svg:height="0.399cm" draw:control="control36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7"><text:text-input text:description="Situation des travaux">self.getWorkLocationSignaletic()</text:text-input></text:p>
            <text:p text:style-name="P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5"><text:s text:c="41"/>a<text:span text:style-name="T5">dresse</text:span></text:p>
          </table:table-cell>
          <table:table-cell table:style-name="Tableau3.B2" table:number-columns-spanned="3" office:value-type="string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Date de dépôt dossier <text:span text:style-name="T6">complet</text:span></text:p>
          </table:table-cell>
          <table:table-cell table:style-name="Tableau3.A2" office:value-type="string">
            <text:p text:style-name="P7"><office:annotation><dc:creator>sde </dc:creator><dc:date>2011-08-08T13:35:49</dc:date><text:p text:style-name="P16"><text:span text:style-name="T26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7"><text:span text:style-name="T4">Délai de réponse annoncé :</text:span> <text:s text:c="3"/></text:p>
          </table:table-cell>
          <table:table-cell table:style-name="Tableau3.D5" office:value-type="string">
            <text:p text:style-name="P7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2" table:number-columns-spanned="3" office:value-type="string">
            <text:p text:style-name="P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D5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0"><office:annotation><dc:creator>Ngaha </dc:creator><dc:date>2015-06-09T15:11:52</dc:date><text:p text:style-name="P16"><text:span text:style-name="T23">do text if not self.isInPCA</text:span></text:p></office:annotation><draw:control text:anchor-type="as-char" draw:z-index="53" draw:style-name="gr1" draw:text-style-name="P17" svg:width="0.447cm" svg:height="0.399cm" draw:control="control54"/>Un PCA de réf. : </text:p>
                  <text:p text:style-name="P10"><office:annotation><dc:creator>Ngaha </dc:creator><dc:date>2015-06-09T15:13:02</dc:date><text:p text:style-name="P16"><text:span text:style-name="T23">do text if self.isInPCA</text:span></text:p></office:annotation><draw:control text:anchor-type="as-char" draw:z-index="54" draw:style-name="gr1" draw:text-style-name="P17" svg:width="0.447cm" svg:height="0.399cm" draw:control="control55"/>Un PCA de réf. : </text:p>
                </table:table-cell>
                <table:table-cell table:style-name="Tableau6.A1" office:value-type="string">
                  <text:p text:style-name="P14"><office:annotation><dc:creator>Ngaha </dc:creator><dc:date>2015-06-09T16:08:21</dc:date><text:p text:style-name="P16"><text:span text:style-name="T23">do text</text:span></text:p><text:p text:style-name="P16"><text:span text:style-name="T23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10"><office:annotation><dc:creator>Ngaha </dc:creator><dc:date>2015-06-09T15:14:32</dc:date><text:p text:style-name="P16"><text:span text:style-name="T23">do text if not self.isInSubdivision</text:span></text:p></office:annotation><text:s/><draw:control text:anchor-type="as-char" draw:z-index="55" draw:style-name="gr1" draw:text-style-name="P17" svg:width="0.447cm" svg:height="0.399cm" draw:control="control56"/>un lotissement de réf. :</text:p>
                  <text:p text:style-name="P10"><office:annotation><dc:creator>Ngaha </dc:creator><dc:date>2015-06-09T15:15:29</dc:date><text:p text:style-name="P16"><text:span text:style-name="T23">do text if self.isInSubdivision</text:span></text:p></office:annotation><text:s/><draw:control text:anchor-type="as-char" draw:z-index="56" draw:style-name="gr1" draw:text-style-name="P17" svg:width="0.447cm" svg:height="0.399cm" draw:control="control57"/>un lotissement de réf. :</text:p>
                </table:table-cell>
                <table:table-cell table:style-name="Tableau6.A1" office:value-type="string">
                  <text:p text:style-name="P14"><office:annotation><dc:creator>Ngaha </dc:creator><dc:date>2015-06-09T16:12:51</dc:date><text:p text:style-name="P16"><text:span text:style-name="T23">do text</text:span></text:p><text:p text:style-name="P16"><text:span text:style-name="T23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<text:span text:style-name="T21">DÉROGATION</text:span> :</text:p>
          </table:table-cell>
          <table:table-cell table:style-name="Tableau3.B2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10"><office:annotation><dc:creator>Ngaha </dc:creator><dc:date>2015-06-16T10:23:07</dc:date><text:p text:style-name="P16"><text:span text:style-name="T23">do text if not self.getDerogation().count('dero-ps')</text:span></text:p></office:annotation><draw:control text:anchor-type="as-char" draw:z-index="98" draw:style-name="gr1" draw:text-style-name="P17" svg:width="0.447cm" svg:height="0.399cm" draw:control="control99"/>au Plan de Secteur</text:p>
                  <text:p text:style-name="P10"><office:annotation><dc:creator>Ngaha </dc:creator><dc:date>2015-06-16T10:25:27</dc:date><text:p text:style-name="P16"><text:span text:style-name="T23">do text if self.getDerogation().count('dero-ps')</text:span></text:p></office:annotation><draw:control text:anchor-type="as-char" draw:z-index="99" draw:style-name="gr1" draw:text-style-name="P17" svg:width="0.447cm" svg:height="0.399cm" draw:control="control100"/>au Plan de Secteur</text:p>
                </table:table-cell>
                <table:table-cell table:style-name="Tableau5.A1" office:value-type="string">
                  <text:p text:style-name="P10"><office:annotation><dc:creator>Ngaha </dc:creator><dc:date>2015-06-16T10:26:21</dc:date><text:p text:style-name="P16"><text:span text:style-name="T23">do text if not self.getDerogation().count('dero-pca')</text:span></text:p></office:annotation><draw:control text:anchor-type="as-char" draw:z-index="100" draw:style-name="gr1" draw:text-style-name="P17" svg:width="0.447cm" svg:height="0.399cm" draw:control="control101"/>au PCA.</text:p>
                  <text:p text:style-name="P10"><office:annotation><dc:creator>Ngaha </dc:creator><dc:date>2015-06-16T10:30:51</dc:date><text:p text:style-name="P16"><text:span text:style-name="T23">do text if self.getDerogation().count('dero-pca')</text:span></text:p></office:annotation><draw:control text:anchor-type="as-char" draw:z-index="101" draw:style-name="gr1" draw:text-style-name="P17" svg:width="0.447cm" svg:height="0.399cm" draw:control="control102"/>au PCA.</text:p>
                </table:table-cell>
                <table:table-cell table:style-name="Tableau5.A1" office:value-type="string">
                  <text:p text:style-name="P10"><office:annotation><dc:creator>Ngaha </dc:creator><dc:date>2015-06-16T10:34:32</dc:date><text:p text:style-name="P16"><text:span text:style-name="T23">do text if not self.getDerogation().count('dero-lot')</text:span></text:p></office:annotation><draw:control text:anchor-type="as-char" draw:z-index="102" draw:style-name="gr1" draw:text-style-name="P17" svg:width="0.447cm" svg:height="0.399cm" draw:control="control103"/>au Lotissement</text:p>
                  <text:p text:style-name="P10"><office:annotation><dc:creator>Ngaha </dc:creator><dc:date>2015-06-16T10:35:59</dc:date><text:p text:style-name="P16"><text:span text:style-name="T23">do text if self.getDerogation().count('dero-lot')</text:span></text:p></office:annotation><draw:control text:anchor-type="as-char" draw:z-index="103" draw:style-name="gr1" draw:text-style-name="P17" svg:width="0.447cm" svg:height="0.399cm" draw:control="control104"/>au Lotissement</text:p>
                </table:table-cell>
                <table:table-cell table:style-name="Tableau5.A1" office:value-type="string">
                  <text:p text:style-name="P10"><office:annotation><dc:creator>Ngaha </dc:creator><dc:date>2015-06-16T10:37:04</dc:date><text:p text:style-name="P16"><text:span text:style-name="T23">do text if not self.getDerogation().count('dero-rcu')</text:span></text:p></office:annotation><draw:control text:anchor-type="as-char" draw:z-index="104" draw:style-name="gr1" draw:text-style-name="P17" svg:width="0.447cm" svg:height="0.399cm" draw:control="control105"/>au RCU</text:p>
                  <text:p text:style-name="P10"><office:annotation><dc:creator>Ngaha </dc:creator><dc:date>2015-06-16T10:37:48</dc:date><text:p text:style-name="P16"><text:span text:style-name="T23">do text if self.getDerogation().count('dero-rcu')</text:span></text:p></office:annotation><draw:control text:anchor-type="as-char" draw:z-index="105" draw:style-name="gr1" draw:text-style-name="P17" svg:width="0.447cm" svg:height="0.399cm" draw:control="control106"/>au RCU </text:p>
                </table:table-cell>
                <table:table-cell table:style-name="Tableau5.A1" office:value-type="string">
                  <text:p text:style-name="P10"><office:annotation><dc:creator>Ngaha </dc:creator><dc:date>2015-06-16T10:33:04</dc:date><text:p text:style-name="P16"><text:span text:style-name="T23">do text if not self.getDerogation().count('dero-rru')</text:span></text:p></office:annotation><text:s/><draw:control text:anchor-type="as-char" draw:z-index="106" draw:style-name="gr1" draw:text-style-name="P17" svg:width="0.447cm" svg:height="0.399cm" draw:control="control107"/>au Règl. Rég. d'Urb</text:p>
                  <text:p text:style-name="P10"><office:annotation><dc:creator>Ngaha </dc:creator><dc:date>2015-06-16T10:33:44</dc:date><text:p text:style-name="P16"><text:span text:style-name="T23">do text if self.getDerogation().count('dero-rru')</text:span></text:p></office:annotation><text:s/><draw:control text:anchor-type="as-char" draw:z-index="107" draw:style-name="gr1" draw:text-style-name="P17" svg:width="0.447cm" svg:height="0.399cm" draw:control="control108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7"><office:annotation><dc:creator>Ngaha </dc:creator><dc:date>2015-06-08T15:34:10</dc:date><text:p text:style-name="P16"><text:span text:style-name="T23">do text if 'inquiry' not in context.getProcedureChoice()</text:span></text:p></office:annotation><text:s/><draw:control text:anchor-type="as-char" draw:z-index="36" draw:style-name="gr1" draw:text-style-name="P17" svg:width="0.447cm" svg:height="0.399cm" draw:control="control37"/>oui <text:s/><draw:control text:anchor-type="as-char" draw:z-index="37" draw:style-name="gr1" draw:text-style-name="P17" svg:width="0.447cm" svg:height="0.399cm" draw:control="control38"/>du <text:s text:c="14"/>au <text:s text:c="14"/>Réclamation ? <text:s/><draw:control text:anchor-type="as-char" draw:z-index="38" draw:style-name="gr1" draw:text-style-name="P17" svg:width="0.447cm" svg:height="0.399cm" draw:control="control39"/></text:p>
            <text:p text:style-name="P7"><office:annotation><dc:creator>Ngaha </dc:creator><dc:date>2015-06-08T15:32:55</dc:date><text:p text:style-name="P16"><text:span text:style-name="T23">do text if 'inquiry' in context.getProcedureChoice() and ((self.investigationOralReclamationNumber &lt;= 0) and (self.investigationWriteReclamationNumber &lt;= 0))</text:span></text:p></office:annotation><text:s/><draw:control text:anchor-type="as-char" draw:z-index="39" draw:style-name="gr1" draw:text-style-name="P17" svg:width="0.447cm" svg:height="0.399cm" draw:control="control40"/>oui <text:s/><draw:control text:anchor-type="as-char" draw:z-index="40" draw:style-name="gr1" draw:text-style-name="P17" svg:width="0.447cm" svg:height="0.399cm" draw:control="control41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41" draw:style-name="gr1" draw:text-style-name="P17" svg:width="0.447cm" svg:height="0.399cm" draw:control="control42"/></text:p>
            <text:p text:style-name="P7"><office:annotation><dc:creator>Ngaha </dc:creator><dc:date>2015-06-08T15:17:29</dc:date><text:p text:style-name="P16"><text:span text:style-name="T23">do text if 'inquiry' in context.getProcedureChoice() and ((self.investigationOralReclamationNumber &gt; 0) or (self.investigationWriteReclamationNumber &gt; 0))</text:span></text:p></office:annotation><text:s/><draw:control text:anchor-type="as-char" draw:z-index="42" draw:style-name="gr1" draw:text-style-name="P17" svg:width="0.447cm" svg:height="0.399cm" draw:control="control43"/>oui <text:s/><draw:control text:anchor-type="as-char" draw:z-index="43" draw:style-name="gr1" draw:text-style-name="P17" svg:width="0.447cm" svg:height="0.399cm" draw:control="control44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44" draw:style-name="gr1" draw:text-style-name="P17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D5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10"><office:annotation><dc:creator>Ngaha </dc:creator><dc:date>2015-06-16T11:25:37</dc:date><text:p text:style-name="P16"><text:span text:style-name="T23">do text if self.getValueForTemplate('roadAdaptation').count(u"Non")</text:span></text:p></office:annotation><draw:control text:anchor-type="as-char" draw:z-index="61" draw:style-name="gr1" draw:text-style-name="P17" svg:width="0.447cm" svg:height="0.399cm" draw:control="control62"/>oui <text:s/><text:span text:style-name="T4">Type de voirie </text:span>:</text:p>
                  <text:p text:style-name="P10"><office:annotation><dc:creator>Ngaha </dc:creator><dc:date>2015-06-16T11:28:48</dc:date><text:p text:style-name="P16"><text:span text:style-name="T23">do text if self.getValueForTemplate('roadAdaptation').count(u"Oui")</text:span></text:p></office:annotation><draw:control text:anchor-type="as-char" draw:z-index="62" draw:style-name="gr1" draw:text-style-name="P17" svg:width="0.447cm" svg:height="0.399cm" draw:control="control63"/>oui <text:s/><text:span text:style-name="T4">Type de voirie </text:span>:</text:p>
                </table:table-cell>
                <table:table-cell table:style-name="Tableau7.A1" office:value-type="string">
                  <text:p text:style-name="P10"><office:annotation><dc:creator>Ngaha </dc:creator><dc:date>2015-06-16T11:29:30</dc:date><text:p text:style-name="P16"><text:span text:style-name="T23">do text if not self.getValueForTemplate('roadType').count(u"R\xe9gionale")</text:span></text:p></office:annotation><draw:control text:anchor-type="as-char" draw:z-index="59" draw:style-name="gr1" draw:text-style-name="P17" svg:width="0.447cm" svg:height="0.399cm" draw:control="control60"/>Régionale </text:p>
                  <text:p text:style-name="P10"><office:annotation><dc:creator>Ngaha </dc:creator><dc:date>2015-06-16T11:30:52</dc:date><text:p text:style-name="P16"><text:span text:style-name="T23">do text if self.getValueForTemplate('roadType').count(u"R\xe9gionale")</text:span></text:p></office:annotation><draw:control text:anchor-type="as-char" draw:z-index="63" draw:style-name="gr1" draw:text-style-name="P17" svg:width="0.447cm" svg:height="0.399cm" draw:control="control64"/>Régionale</text:p>
                  <text:p text:style-name="P10"><office:annotation><dc:creator>Ngaha </dc:creator><dc:date>2015-12-09T12:06:09</dc:date><text:p text:style-name="P16"><text:span text:style-name="T23">do text if not ( self.getValueForTemplate('roadType').count(u"Communale vicinale"))</text:span></text:p></office:annotation><draw:control text:anchor-type="as-char" draw:z-index="60" draw:style-name="gr1" draw:text-style-name="P17" svg:width="0.447cm" svg:height="0.399cm" draw:control="control61"/><text:s/>Communale vicinale </text:p>
                  <text:p text:style-name="P10"><office:annotation><dc:creator>Ngaha </dc:creator><dc:date>2015-06-16T11:36:33</dc:date><text:p text:style-name="P16"><text:span text:style-name="T23">do text if self.getValueForTemplate('roadType').count(u"Communale vicinale")</text:span></text:p></office:annotation><draw:control text:anchor-type="as-char" draw:z-index="64" draw:style-name="gr1" draw:text-style-name="P17" svg:width="0.447cm" svg:height="0.399cm" draw:control="control65"/><text:s/>Communale vicinale</text:p>
                </table:table-cell>
                <table:table-cell table:style-name="Tableau7.A1" office:value-type="string">
                  <text:p text:style-name="P10"><office:annotation><dc:creator>Ngaha </dc:creator><dc:date>2015-06-16T11:43:17</dc:date><text:p text:style-name="P16"><text:span text:style-name="T23">do text if not self.getValueForTemplate('roadType').count(u"Provinciale")</text:span></text:p></office:annotation><draw:control text:anchor-type="as-char" draw:z-index="57" draw:style-name="gr1" draw:text-style-name="P17" svg:width="0.447cm" svg:height="0.399cm" draw:control="control58"/>Provinciale</text:p>
                  <text:p text:style-name="P10"><office:annotation><dc:creator>Ngaha </dc:creator><dc:date>2015-06-16T11:44:26</dc:date><text:p text:style-name="P16"><text:span text:style-name="T23">do text if self.getValueForTemplate('roadType').count(u"Provinciale")</text:span></text:p></office:annotation><draw:control text:anchor-type="as-char" draw:z-index="65" draw:style-name="gr1" draw:text-style-name="P17" svg:width="0.447cm" svg:height="0.399cm" draw:control="control66"/>Provinciale</text:p>
                  <text:p text:style-name="P10"><office:annotation><dc:creator>Ngaha </dc:creator><dc:date>2015-06-16T11:39:35</dc:date><text:p text:style-name="P16"><text:span text:style-name="T23">do text if not ( self.getValueForTemplate('roadType').count(u"Communale non vicinale"))</text:span></text:p></office:annotation><draw:control text:anchor-type="as-char" draw:z-index="58" draw:style-name="gr1" draw:text-style-name="P17" svg:width="0.447cm" svg:height="0.399cm" draw:control="control59"/><text:s/>Communale non vicinale (=innomée)</text:p>
                  <text:p text:style-name="P10"><office:annotation><dc:creator>Ngaha </dc:creator><dc:date>2015-06-16T11:38:33</dc:date><text:p text:style-name="P16"><text:span text:style-name="T23">do text if self.getValueForTemplate('roadType').count(u"Communale non vicinale")</text:span></text:p></office:annotation><draw:control text:anchor-type="as-char" draw:z-index="66" draw:style-name="gr1" draw:text-style-name="P17" svg:width="0.447cm" svg:height="0.399cm" draw:control="control67"/><text:s/>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0"><office:annotation><dc:creator>Ngaha </dc:creator><dc:date>2015-06-16T14:05:28</dc:date><text:p text:style-name="P16"><text:span text:style-name="T23">do text if not self.getRoadCoating()</text:span></text:p></office:annotation><draw:control text:anchor-type="as-char" draw:z-index="69" draw:style-name="gr1" draw:text-style-name="P17" svg:width="0.447cm" svg:height="0.399cm" draw:control="control70"/>revêtement en <text:text-input text:description="">self.getRoadCoating()</text:text-input></text:p>
                  <text:p text:style-name="P10"><office:annotation><dc:creator>Ngaha </dc:creator><dc:date>2015-06-16T14:04:23</dc:date><text:p text:style-name="P16"><text:span text:style-name="T23">do text if self.getRoadCoating()</text:span></text:p></office:annotation><draw:control text:anchor-type="as-char" draw:z-index="72" draw:style-name="gr1" draw:text-style-name="P17" svg:width="0.447cm" svg:height="0.399cm" draw:control="control73"/>revêtement en <text:text-input text:description="">self.getRoadCoating()</text:text-input></text:p>
                </table:table-cell>
                <table:table-cell table:style-name="Tableau8.A1" office:value-type="string">
                  <text:p text:style-name="P10"><office:annotation><dc:creator>Ngaha </dc:creator><dc:date>2015-06-16T13:40:43</dc:date><text:p text:style-name="P16"><text:span text:style-name="T23">do text if not self.water</text:span></text:p></office:annotation><draw:control text:anchor-type="as-char" draw:z-index="68" draw:style-name="gr1" draw:text-style-name="P17" svg:width="0.447cm" svg:height="0.399cm" draw:control="control69"/>eau</text:p>
                  <text:p text:style-name="P10"><office:annotation><dc:creator>Ngaha </dc:creator><dc:date>2015-06-16T13:41:59</dc:date><text:p text:style-name="P16"><text:span text:style-name="T23">do text if self.water</text:span></text:p></office:annotation><draw:control text:anchor-type="as-char" draw:z-index="71" draw:style-name="gr1" draw:text-style-name="P17" svg:width="0.447cm" svg:height="0.399cm" draw:control="control72"/>eau</text:p>
                </table:table-cell>
                <table:table-cell table:style-name="Tableau8.A1" office:value-type="string">
                  <text:p text:style-name="P10"><office:annotation><dc:creator>Ngaha </dc:creator><dc:date>2015-06-16T14:04:05</dc:date><text:p text:style-name="P16"><text:span text:style-name="T23">do text if not self.electricity</text:span></text:p></office:annotation><draw:control text:anchor-type="as-char" draw:z-index="67" draw:style-name="gr1" draw:text-style-name="P17" svg:width="0.447cm" svg:height="0.399cm" draw:control="control68"/>électricité</text:p>
                  <text:p text:style-name="P10"><office:annotation><dc:creator>Ngaha </dc:creator><dc:date>2015-06-16T13:42:53</dc:date><text:p text:style-name="P16"><text:span text:style-name="T23">do text if self.electricity</text:span></text:p></office:annotation><draw:control text:anchor-type="as-char" draw:z-index="70" draw:style-name="gr1" draw:text-style-name="P17" svg:width="0.447cm" svg:height="0.399cm" draw:control="control7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07:58</dc:date><text:p text:style-name="P16"><text:span text:style-name="T23">do text if not self.roadEquipments.__str__().count(u"'epuration'")</text:span></text:p></office:annotation><draw:control text:anchor-type="as-char" draw:z-index="75" draw:style-name="gr1" draw:text-style-name="P17" svg:width="0.447cm" svg:height="0.399cm" draw:control="control76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6"><text:span text:style-name="T23">do text if self.roadEquipments.__str__().count(u"'epuration'")</text:span></text:p></office:annotation><draw:control text:anchor-type="as-char" draw:z-index="77" draw:style-name="gr1" draw:text-style-name="P17" svg:width="0.447cm" svg:height="0.399cm" draw:control="control7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10"><office:annotation><dc:creator>Ngaha </dc:creator><dc:date>2015-06-16T14:14:11</dc:date><text:p text:style-name="P16"><text:span text:style-name="T23">do text if not self.roadEquipments.__str__().count(u"'pascollecteeaux'")</text:span></text:p></office:annotation><draw:control text:anchor-type="as-char" draw:z-index="73" draw:style-name="gr1" draw:text-style-name="P17" svg:width="0.447cm" svg:height="0.399cm" draw:control="control74"/>pas d'égout</text:p>
                  <text:p text:style-name="P10"><office:annotation><dc:creator>Ngaha </dc:creator><dc:date>2015-06-16T14:13:36</dc:date><text:p text:style-name="P16"><text:span text:style-name="T23">do text if self.roadEquipments.__str__().count(u"'pascollecteeaux'")</text:span></text:p></office:annotation><draw:control text:anchor-type="as-char" draw:z-index="74" draw:style-name="gr1" draw:text-style-name="P17" svg:width="0.447cm" svg:height="0.399cm" draw:control="control7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draw:control text:anchor-type="as-char" draw:z-index="78" draw:style-name="gr1" draw:text-style-name="P17" svg:width="0.447cm" svg:height="0.399cm" draw:control="control7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21:18</dc:date><text:p text:style-name="P16"><text:span text:style-name="T23">do text if not self.roadEquipments.__str__().count(u"'egoutsep'")</text:span></text:p></office:annotation><draw:control text:anchor-type="as-char" draw:z-index="76" draw:style-name="gr1" draw:text-style-name="P17" svg:width="0.447cm" svg:height="0.399cm" draw:control="control77"/>zone d'épuration individuelle au plan Communal Général d'égouttage</text:p>
                  <text:p text:style-name="P10"><office:annotation><dc:creator>Ngaha </dc:creator><dc:date>2015-06-16T14:20:25</dc:date><text:p text:style-name="P16"><text:span text:style-name="T23">do text if self.roadEquipments.__str__().count(u"'egoutsep'")</text:span></text:p></office:annotation><draw:control text:anchor-type="as-char" draw:z-index="79" draw:style-name="gr1" draw:text-style-name="P17" svg:width="0.447cm" svg:height="0.399cm" draw:control="control8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4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0"><office:annotation><dc:creator>Ngaha </dc:creator><dc:date>2015-06-16T16:07:11</dc:date><text:p text:style-name="P16"><text:span text:style-name="T23">do text if not self.getValueForTemplate('solicitOpinionsTo').count('DGO1') &gt; 0</text:span></text:p></office:annotation><draw:control text:anchor-type="as-char" draw:z-index="84" draw:style-name="gr1" draw:text-style-name="P17" svg:width="0.447cm" svg:height="0.399cm" draw:control="control85"/>DGO1 (voirie régionale)</text:p>
                  <text:p text:style-name="P10"><office:annotation><dc:creator>Ngaha </dc:creator><dc:date>2015-06-16T16:07:35</dc:date><text:p text:style-name="P16"><text:span text:style-name="T23">do text if self.getValueForTemplate('solicitOpinionsTo').count('DGO1') &gt; 0</text:span></text:p></office:annotation><draw:control text:anchor-type="as-char" draw:z-index="85" draw:style-name="gr1" draw:text-style-name="P17" svg:width="0.447cm" svg:height="0.399cm" draw:control="control86"/>DGO1 (voirie régionale)</text:p>
                </table:table-cell>
                <table:table-cell table:style-name="Tableau9.A1" office:value-type="string">
                  <text:p text:style-name="P10"><office:annotation><dc:creator>Ngaha </dc:creator><dc:date>2015-06-16T16:09:01</dc:date><text:p text:style-name="P16"><text:span text:style-name="T23">do text if not self.getValueForTemplate('solicitOpinionsTo').count(u"Hainaut Ing\xe9nierie Technique") &gt; 0</text:span></text:p></office:annotation><draw:control text:anchor-type="as-char" draw:z-index="82" draw:style-name="gr1" draw:text-style-name="P17" svg:width="0.447cm" svg:height="0.399cm" draw:control="control83"/>Hainaut Ingénierie Technique </text:p>
                  <text:p text:style-name="P10"><office:annotation><dc:creator>Ngaha </dc:creator><dc:date>2015-06-16T16:09:51</dc:date><text:p text:style-name="P16"><text:span text:style-name="T23"><text:tab/></text:span><text:span text:style-name="T23">do text if self.getValueForTemplate('solicitOpinionsTo').count(u"Hainaut Ing\xe9nierie Technique") &gt; 0</text:span></text:p></office:annotation><draw:control text:anchor-type="as-char" draw:z-index="83" draw:style-name="gr1" draw:text-style-name="P17" svg:width="0.447cm" svg:height="0.399cm" draw:control="control84"/>Hainaut Ingénierie Technique </text:p>
                </table:table-cell>
                <table:table-cell table:style-name="Tableau9.A1" office:value-type="string">
                  <text:p text:style-name="P10"><office:annotation><dc:creator>Ngaha </dc:creator><dc:date>2015-06-16T15:30:58</dc:date><text:p text:style-name="P16"><text:span text:style-name="T23">do text if not self.getValueForTemplate('solicitOpinionsTo').count(u"Agriculture") &gt; 0</text:span></text:p></office:annotation><draw:control text:anchor-type="as-char" draw:z-index="80" draw:style-name="gr1" draw:text-style-name="P17" svg:width="0.447cm" svg:height="0.399cm" draw:control="control81"/><text:s/>Agriculture</text:p>
                  <text:p text:style-name="P10"><office:annotation><dc:creator>Ngaha </dc:creator><dc:date>2015-06-16T15:32:18</dc:date><text:p text:style-name="P16"><text:span text:style-name="T23">do text if self.getValueForTemplate('solicitOpinionsTo').count(u"Agriculture") &gt; 0</text:span></text:p></office:annotation><draw:control text:anchor-type="as-char" draw:z-index="81" draw:style-name="gr1" draw:text-style-name="P17" svg:width="0.447cm" svg:height="0.399cm" draw:control="control82"/><text:s/>Agriculture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6:11:42</dc:date><text:p><text:span text:style-name="T23">do text if not self.getValueForTemplate('solicitOpinionsTo').count(u"Intercommunale") &gt; 0</text:span></text:p></office:annotation><draw:control text:anchor-type="as-char" draw:z-index="90" draw:style-name="gr1" draw:text-style-name="P17" svg:width="0.447cm" svg:height="0.399cm" draw:control="control91"/>Intercommunale</text:p>
                  <text:p text:style-name="P10"><office:annotation><dc:creator>Ngaha </dc:creator><dc:date>2015-06-16T16:11:54</dc:date><text:p><text:span text:style-name="T23">do text if self.getValueForTemplate('solicitOpinionsTo').count(u"Intercommunale") &gt; 0</text:span></text:p></office:annotation><draw:control text:anchor-type="as-char" draw:z-index="91" draw:style-name="gr1" draw:text-style-name="P17" svg:width="0.447cm" svg:height="0.399cm" draw:control="control92"/>Intercommunale</text:p>
                </table:table-cell>
                <table:table-cell table:style-name="Tableau9.A1" office:value-type="string">
                  <text:p text:style-name="P10"><office:annotation><dc:creator>Ngaha </dc:creator><dc:date>2015-06-16T16:12:31</dc:date><text:p><text:span text:style-name="T23">do text if not self.getValueForTemplate('solicitOpinionsTo').count(u"CRMSF") &gt; 0</text:span></text:p></office:annotation><draw:control text:anchor-type="as-char" draw:z-index="88" draw:style-name="gr1" draw:text-style-name="P17" svg:width="0.447cm" svg:height="0.399cm" draw:control="control89"/><text:s/>CRMSF</text:p>
                  <text:p text:style-name="P10"><office:annotation><dc:creator>Ngaha </dc:creator><dc:date>2015-06-16T16:12:41</dc:date><text:p><text:span text:style-name="T23">do text if self.getValueForTemplate('solicitOpinionsTo').count(u"CRMSF") &gt; 0</text:span></text:p></office:annotation><draw:control text:anchor-type="as-char" draw:z-index="89" draw:style-name="gr1" draw:text-style-name="P17" svg:width="0.447cm" svg:height="0.399cm" draw:control="control90"/><text:s/>CRMSF</text:p>
                </table:table-cell>
                <table:table-cell table:style-name="Tableau9.A1" office:value-type="string">
                  <text:p text:style-name="P10"><office:annotation><dc:creator>Ngaha </dc:creator><dc:date>2015-06-16T16:13:12</dc:date><text:p><text:span text:style-name="T23">do text if not self.getValueForTemplate('solicitOpinionsTo').count(u"Parc Naturel") &gt; 0</text:span></text:p></office:annotation><draw:control text:anchor-type="as-char" draw:z-index="86" draw:style-name="gr1" draw:text-style-name="P17" svg:width="0.447cm" svg:height="0.399cm" draw:control="control87"/>Parc naturel</text:p>
                  <text:p text:style-name="P10"><office:annotation><dc:creator>Ngaha </dc:creator><dc:date>2015-06-16T16:13:22</dc:date><text:p><text:span text:style-name="T23">do text if self.getValueForTemplate('solicitOpinionsTo').count(u"Parc Naturel") &gt; 0</text:span></text:p></office:annotation><draw:control text:anchor-type="as-char" draw:z-index="87" draw:style-name="gr1" draw:text-style-name="P17" svg:width="0.447cm" svg:height="0.399cm" draw:control="control88"/>Parc naturel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5:45:18</dc:date><text:p><text:span text:style-name="T23">do text if not self.getValueForTemplate('solicitOpinionsTo').count(u"Service Incendie") &gt; 0</text:span></text:p></office:annotation><draw:control text:anchor-type="as-char" draw:z-index="94" draw:style-name="gr1" draw:text-style-name="P17" svg:width="0.447cm" svg:height="0.399cm" draw:control="control95"/>Service Incendie</text:p>
                  <text:p text:style-name="P10"><office:annotation><dc:creator>Ngaha </dc:creator><dc:date>2015-06-16T15:54:34</dc:date><text:p><text:span text:style-name="T23">do text if self.getValueForTemplate('solicitOpinionsTo').count(u"Service Incendie") &gt; 0</text:span></text:p></office:annotation><draw:control text:anchor-type="as-char" draw:z-index="95" draw:style-name="gr1" draw:text-style-name="P17" svg:width="0.447cm" svg:height="0.399cm" draw:control="control96"/>Service Incendie</text:p>
                </table:table-cell>
                <table:table-cell table:style-name="Tableau9.A1" office:value-type="string">
                  <text:p text:style-name="P10"><draw:control text:anchor-type="as-char" draw:z-index="93" draw:style-name="gr1" draw:text-style-name="P17" svg:width="0.447cm" svg:height="0.399cm" draw:control="control94"/></text:p>
                </table:table-cell>
                <table:table-cell table:style-name="Tableau9.A1" office:value-type="string">
                  <text:p text:style-name="P10"><draw:control text:anchor-type="as-char" draw:z-index="92" draw:style-name="gr1" draw:text-style-name="P17" svg:width="0.447cm" svg:height="0.399cm" draw:control="control93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7"><office:annotation><dc:creator>sde </dc:creator><dc:date>2011-08-04T13:57:24</dc:date><text:p text:style-name="P16"><text:span text:style-name="T25">do row for folderZoneValue in self.getValuesForTemplate('folderZone')</text:span></text:p></office:annotation><draw:control text:anchor-type="as-char" draw:z-index="3" draw:style-name="gr1" draw:text-style-name="P17" svg:width="0.447cm" svg:height="0.399cm" draw:control="control4"/></text:p>
                </table:table-cell>
                <table:table-cell table:style-name="Tableau12.A1" office:value-type="string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10"><office:annotation><dc:creator>Ngaha </dc:creator><dc:date>2015-06-09T11:30:15</dc:date><text:p text:style-name="P16"><text:span text:style-name="T23">do text if not self.getValueForTemplate('protectedBuilding').count(u'class\xe9 ou assimil\xe9')</text:span></text:p></office:annotation><draw:control text:anchor-type="as-char" draw:z-index="45" draw:style-name="gr1" draw:text-style-name="P17" svg:width="0.447cm" svg:height="0.399cm" draw:control="control46"/>classé ou assimilé</text:p>
                  <text:p text:style-name="P10"><office:annotation><dc:creator>Ngaha </dc:creator><dc:date>2015-06-09T11:30:31</dc:date><text:p text:style-name="P16"><text:span text:style-name="T23">do text if self.getValueForTemplate('protectedBuilding').count(u'class\xe9 ou assimil\xe9')</text:span></text:p></office:annotation><draw:control text:anchor-type="as-char" draw:z-index="49" draw:style-name="gr1" draw:text-style-name="P17" svg:width="0.447cm" svg:height="0.399cm" draw:control="control50"/>classé ou assimilé</text:p>
                </table:table-cell>
                <table:table-cell table:style-name="Tableau4.A1" office:value-type="string">
                  <text:p text:style-name="P14"><office:annotation><dc:creator>Ngaha </dc:creator><dc:date>2015-06-09T11:31:08</dc:date><text:p text:style-name="P16"><text:span text:style-name="T23">do text if not self.getValueForTemplate('protectedBuilding').count(u'zone de protection')</text:span></text:p></office:annotation><draw:control text:anchor-type="as-char" draw:z-index="46" draw:style-name="gr1" draw:text-style-name="P17" svg:width="0.447cm" svg:height="0.399cm" draw:control="control47"/>zone de protection</text:p>
                  <text:p text:style-name="P14"><office:annotation><dc:creator>Ngaha </dc:creator><dc:date>2015-06-09T11:32:40</dc:date><text:p text:style-name="P16"><text:span text:style-name="T23">do text if self.getValueForTemplate('protectedBuilding').count(u'zone de protection')</text:span></text:p></office:annotation><draw:control text:anchor-type="as-char" draw:z-index="50" draw:style-name="gr1" draw:text-style-name="P17" svg:width="0.447cm" svg:height="0.399cm" draw:control="control51"/>zone de protection</text:p>
                </table:table-cell>
                <table:table-cell table:style-name="Tableau4.A1" office:value-type="string">
                  <text:p text:style-name="P14"><office:annotation><dc:creator>Ngaha </dc:creator><dc:date>2015-06-09T11:33:01</dc:date><text:p text:style-name="P16"><text:span text:style-name="T23">do text if not self.getValueForTemplate('protectedBuilding').count(u"repris \xe0 l'inventaire"</text:span><text:span text:style-name="T24">)</text:span></text:p></office:annotation><draw:control text:anchor-type="as-char" draw:z-index="47" draw:style-name="gr1" draw:text-style-name="P17" svg:width="0.447cm" svg:height="0.399cm" draw:control="control48"/>repris à l'inventaire</text:p>
                  <text:p text:style-name="P14"><office:annotation><dc:creator>Ngaha </dc:creator><dc:date>2015-06-09T11:34:20</dc:date><text:p text:style-name="P16"><text:span text:style-name="T23">do text if self.getValueForTemplate('protectedBuilding').count(u"repris \xe0 l'inventaire"</text:span><text:span text:style-name="T24">)</text:span></text:p></office:annotation><draw:control text:anchor-type="as-char" draw:z-index="51" draw:style-name="gr1" draw:text-style-name="P17" svg:width="0.447cm" svg:height="0.399cm" draw:control="control52"/>repris à l'inventaire</text:p>
                </table:table-cell>
                <table:table-cell table:style-name="Tableau4.A1" office:value-type="string">
                  <text:p text:style-name="P14"><office:annotation><dc:creator>Ngaha </dc:creator><dc:date>2015-06-09T11:34:36</dc:date><text:p text:style-name="P16"><text:span text:style-name="T23">do text if not self.getValueForTemplate('protectedBuilding').count(u"\xe0 l'Atlas arch\xe9ologique"</text:span><text:span text:style-name="T24">)</text:span></text:p></office:annotation><draw:control text:anchor-type="as-char" draw:z-index="48" draw:style-name="gr1" draw:text-style-name="P17" svg:width="0.447cm" svg:height="0.399cm" draw:control="control49"/>à l'Atlas archéologique</text:p>
                  <text:p text:style-name="P14"><office:annotation><dc:creator>Ngaha </dc:creator><dc:date>2015-06-09T11:35:34</dc:date><text:p text:style-name="P16"><text:span text:style-name="T23">do text if self.getValueForTemplate('protectedBuilding').count(u"\xe0 l'Atlas arch\xe9ologique"</text:span><text:span text:style-name="T24">)</text:span></text:p></office:annotation><draw:control text:anchor-type="as-char" draw:z-index="52" draw:style-name="gr1" draw:text-style-name="P17" svg:width="0.447cm" svg:height="0.399cm" draw:control="control53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7"><office:annotation><dc:creator>Ngaha </dc:creator><dc:date>2015-06-16T16:27:23</dc:date><text:p text:style-name="P16"><text:span text:style-name="T22">do text if not self.impactStudy</text:span></text:p></office:annotation><draw:control text:anchor-type="as-char" draw:z-index="19" draw:style-name="gr1" draw:text-style-name="P17" svg:width="0.447cm" svg:height="0.399cm" draw:control="control20"/>oui (ne concerne PAS la notice dévaluation préalable des incidences, toujours nécessaire)</text:p>
            <text:p text:style-name="P7"><office:annotation><dc:creator>Ngaha </dc:creator><dc:date>2015-06-16T16:30:24</dc:date><text:p text:style-name="P16"><text:span text:style-name="T23">do text if self.impactStudy</text:span></text:p></office:annotation><draw:control text:anchor-type="as-char" draw:z-index="96" draw:style-name="gr1" draw:text-style-name="P17" svg:width="0.447cm" svg:height="0.399cm" draw:control="control9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2" office:value-type="string">
            <text:p text:style-name="P5">Rapport du collège</text:p>
          </table:table-cell>
          <table:table-cell table:style-name="Tableau3.B2" table:number-columns-spanned="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text:anchor-type="as-char" draw:z-index="97" draw:style-name="gr1" draw:text-style-name="P17" svg:width="0.447cm" svg:height="0.399cm" draw:control="control98"/>oui)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Décision finale du collège</text:p>
          </table:table-cell>
          <table:table-cell table:style-name="Tableau3.B2" table:number-columns-spanned="3" office:value-type="string">
            <text:p text:style-name="P7"><text:s/><draw:control text:anchor-type="as-char" draw:z-index="20" draw:style-name="gr1" draw:text-style-name="P17" svg:width="0.447cm" svg:height="0.399cm" draw:control="control21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5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801cm" fo:margin-right="0.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3-18T08:16:36.578093835</dc:date>
    <meta:editing-duration>P3DT11H24M44S</meta:editing-duration>
    <meta:editing-cycles>522</meta:editing-cycles>
    <meta:generator>LibreOffice/6.4.6.2$Linux_X86_64 LibreOffice_project/40$Build-2</meta:generator>
    <meta:document-statistic meta:table-count="10" meta:image-count="0" meta:object-count="0" meta:page-count="2" meta:paragraph-count="143" meta:word-count="700" meta:character-count="4977" meta:non-whitespace-character-count="4103"/>
  </office:meta>
</office:document-meta>
</file>